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Excuse me, is this Lost and Found Office?</text:p>
      <text:p text:style-name="P2">ChatGPT said:</text:p>
      <text:p text:style-name="Normal">Yes, it is. This is the Lost and Found Office. How may I assist you today?</text:p>
      <text:p text:style-name="P3">You said:</text:p>
      <text:p text:style-name="Normal">Could you help me please? My luggage was boarded, but I have lost it. What should I do?</text:p>
      <text:p text:style-name="P4">ChatGPT said:</text:p>
      <text:p text:style-name="Normal">I’m really sorry to hear that. I can definitely help. Could you please tell me your full name, your flight number, and your destination?</text:p>
      <text:p text:style-name="P5">You said:</text:p>
      <text:p text:style-name="Normal">Okay, my destination is London, in particular the flight from Rome to London. My number of flight is BA449, and my name is [***NAME***].</text:p>
      <text:p text:style-name="P6">ChatGPT said:</text:p>
      <text:p text:style-name="Normal">Thank you, [***NAME***]. When was the last time you saw your luggage? Was it at your departure airport or here in London?</text:p>
      <text:p text:style-name="P7">You said:</text:p>
      <text:p text:style-name="Normal">in London. Please. Thank you.</text:p>
      <text:p text:style-name="P8">ChatGPT said:</text:p>
      <text:p text:style-name="Normal">Got it. And could you describe your luggage for me? What size, color, and any tag number if you have it?</text:p>
      <text:p text:style-name="P9">You said:</text:p>
      <text:p text:style-name="Normal">Okay, my luggage is a medium size, black with two front pockets. And it...</text:p>
      <text:p text:style-name="P10">ChatGPT said:</text:p>
      <text:p text:style-name="Normal">You're doing great! Could you please check if there’s a luggage tag on<text:s/>it? It might have a number, usually a sticker or label from your flight.</text:p>
      <text:p text:style-name="P11">You said:</text:p>
      <text:p text:style-name="Normal">I'm sorry, but I don't understand. Could you repeat, please, for me?</text:p>
      <text:p text:style-name="P12">ChatGPT said:</text:p>
      <text:p text:style-name="Normal">Of course! Is there a small paper tag or sticker on your suitcase? It usually has a number and it was put there when you checked in your bag. Could you check if you have that number?</text:p>
      <text:soft-page-break/>
      <text:p text:style-name="P13">You said:</text:p>
      <text:p text:style-name="Normal">The gate number is C6, and my luggage has a tag with my personal details.</text:p>
      <text:p text:style-name="P14">ChatGPT said:</text:p>
      <text:p text:style-name="Normal">Perfect, thank you. Do you see a number on the tag—maybe something like “three four eight two nine zero”? That would help us find it faster.</text:p>
      <text:p text:style-name="P15">You said:</text:p>
      <text:p text:style-name="Normal">Okay, yes, I confirm this number, if I'm…</text:p>
      <text:p text:style-name="P16">ChatGPT said:</text:p>
      <text:p text:style-name="Normal">Great! Thank you for confirming the number: three four eight two nine zero. Now, could you tell me where you are staying in London? We might deliver the luggage there.</text:p>
      <text:p text:style-name="P17">You said:</text:p>
      <text:p text:style-name="Normal">Okay, yes, if you find my luggage, please contact me to phone, my number is<text:s/>[***PHONE NUMBER***]<text:s/>and the hotel where I am staying is Harry Potter.</text:p>
      <text:p text:style-name="P18">ChatGPT said:</text:p>
      <text:p text:style-name="Normal">Thank you! Could you please confirm the hotel name once more? Is it “Harry Potter” or might it be “Hotel Artemis London”? I just want to be sure we deliver it to the right place.</text:p>
      <text:p text:style-name="P19">You said:</text:p>
      <text:p text:style-name="Normal">Oh, thank you, I, um, I, um...</text:p>
      <text:p text:style-name="P20">ChatGPT said:</text:p>
      <text:p text:style-name="Normal">No worries at all, take your time. You might look at your hotel booking—what name and address does it show there?</text:p>
      <text:p text:style-name="P21">You said:</text:p>
      <text:p text:style-name="Normal">Okay, thank you very much.</text:p>
      <text:p text:style-name="P22">ChatGPT said:</text:p>
      <text:p text:style-name="Normal">You're very welcome! Your luggage might be delivered within twenty-four to forty-eight hours. We'll contact you by phone if needed. If you need<text:s/>anything else, I’m always here to help! Have a pleasant journey!</text:p>
      <text:p text:style-name="P23">You said:</text:p>
      <text:p text:style-name="Normal">Thank you, have a good day, thank you for your help to me.</text:p>
      <text:p text:style-name="P24">ChatGPT said:</text:p>
      <text:soft-page-break/>
      <text:p text:style-name="Normal">You're most welcome! Have a wonderful day and a smooth stay in London!</text:p>
      <text:p text:style-name="P25">You said:</text:p>
      <text:p text:style-name="Normal">Thank you. Thank you.<text:s/>Bye-bye.</text:p>
      <text:p text:style-name="P26">ChatGPT said:</text:p>
      <text:p text:style-name="Normal">Bye-bye! Safe travels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14T14:54:00Z</meta:creation-date>
    <dc:date>2025-12-26T10:11:00Z</dc:date>
    <meta:template xlink:href="Normal" xlink:type="simple"/>
    <meta:editing-cycles>6</meta:editing-cycles>
    <meta:editing-duration>PT420S</meta:editing-duration>
    <meta:document-statistic meta:page-count="3" meta:paragraph-count="5" meta:word-count="421" meta:character-count="2821" meta:row-count="20" meta:non-whitespace-character-count="2405"/>
  </office:meta>
</office:document-meta>
</file>